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text-properties fo:font-weight="bold" style:font-weight-asian="bold"/>
    </style:style>
    <style:style style:name="P2" style:family="paragraph" style:parent-style-name="normal" style:master-page-name="Standard">
      <style:paragraph-properties style:page-number="1"/>
      <style:text-properties fo:font-size="14pt" fo:font-weight="bold" style:font-size-asian="14pt" style:font-weight-asian="bold" style:font-size-complex="14pt"/>
    </style:style>
    <style:style style:name="P3" style:family="paragraph" style:parent-style-name="normal">
      <style:text-properties fo:font-size="14pt" fo:font-weight="bold" style:font-size-asian="14pt" style:font-weight-asian="bold" style:font-size-complex="14pt"/>
    </style:style>
    <style:style style:name="P4" style:family="paragraph" style:parent-style-name="normal" style:list-style-name="WWNum1">
      <style:paragraph-properties fo:margin-left="0.5in" fo:margin-right="0in" fo:text-indent="-0.25in" style:auto-text-indent="false"/>
    </style:style>
    <style:style style:name="P5" style:family="paragraph" style:parent-style-name="normal" style:list-style-name="WWNum1">
      <style:paragraph-properties fo:margin-left="0.5in" fo:margin-right="0in" fo:text-indent="-0.25in" style:auto-text-indent="false"/>
      <style:text-properties fo:color="#000000"/>
    </style:style>
    <style:style style:name="P6" style:family="paragraph" style:parent-style-name="normal" style:list-style-name="WWNum1">
      <style:paragraph-properties fo:margin-left="0.5in" fo:margin-right="0in" fo:text-indent="-0.25in" style:auto-text-indent="false"/>
      <style:text-properties style:text-underline-style="none"/>
    </style:style>
    <style:style style:name="P7" style:family="paragraph" style:parent-style-name="normal" style:list-style-name="WWNum1">
      <style:paragraph-properties fo:margin-left="0.5in" fo:margin-right="0in" fo:text-indent="-0.25in" style:auto-text-indent="false"/>
      <style:text-properties fo:color="#ff4000"/>
    </style:style>
    <style:style style:name="P8" style:family="paragraph" style:parent-style-name="normal" style:list-style-name="WWNum1">
      <style:paragraph-properties fo:margin-left="0.5in" fo:margin-right="0in" fo:text-indent="-0.25in" style:auto-text-indent="false"/>
      <style:text-properties fo:color="#c9211e"/>
    </style:style>
    <style:style style:name="T1" style:family="text">
      <style:text-properties style:text-underline-style="none"/>
    </style:style>
    <style:style style:name="T2" style:family="text">
      <style:text-properties fo:color="#c9211e"/>
    </style:style>
    <style:style style:name="T3" style:family="text">
      <style:text-properties fo:color="#c9211e" officeooo:rsid="00061eed"/>
    </style:style>
    <style:style style:name="T4" style:family="text">
      <style:text-properties fo:color="#c9211e" officeooo:rsid="00070547"/>
    </style:style>
    <style:style style:name="T5" style:family="text">
      <style:text-properties fo:color="#000000"/>
    </style:style>
    <style:style style:name="T6" style:family="text">
      <style:text-properties fo:language="en" fo:country="US"/>
    </style:style>
    <style:style style:name="T7" style:family="text">
      <style:text-properties officeooo:rsid="00061eed"/>
    </style:style>
    <style:style style:name="T8" style:family="text">
      <style:text-properties officeooo:rsid="0007054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lient_data.csv</text:p>
      <text:p text:style-name="P1"/>
      <text:list xml:id="list25430986" text:style-name="WWNum1">
        <text:list-item>
          <text:p text:style-name="P4">id = client company identifier</text:p>
        </text:list-item>
        <text:list-item>
          <text:p text:style-name="P4">activity_new = category of the company’s activity</text:p>
        </text:list-item>
        <text:list-item>
          <text:p text:style-name="P4"><text:span text:style-name="T5">channel_sales = code of the sales channel</text:span><text:span text:style-name="T1"> </text:span></text:p>
        </text:list-item>
        <text:list-item>
          <text:p text:style-name="P4">cons_12m = electricity consumption of the past 12 months</text:p>
        </text:list-item>
        <text:list-item>
          <text:p text:style-name="P5">cons_gas_12m = gas consumption of the past 12 months</text:p>
        </text:list-item>
        <text:list-item>
          <text:p text:style-name="P4">cons_last_month = electricity consumption of the last month</text:p>
          <text:p text:style-name="P6"/>
        </text:list-item>
        <text:list-item>
          <text:p text:style-name="P4">date_activ = date of activation of the contract</text:p>
        </text:list-item>
        <text:list-item>
          <text:p text:style-name="P4">date_end = registered date of the end of the contract</text:p>
        </text:list-item>
        <text:list-item>
          <text:p text:style-name="P4">date_modif_prod = date of the last modification of the product</text:p>
        </text:list-item>
        <text:list-item>
          <text:p text:style-name="P4">date_renewal = date of the next contract renewal</text:p>
          <text:p text:style-name="P6"/>
        </text:list-item>
        <text:list-item>
          <text:p text:style-name="P4">forecast_cons_12m = forecasted electricity consumption for next 12 months</text:p>
        </text:list-item>
        <text:list-item>
          <text:p text:style-name="P7">forecast_cons_year = forecasted electricity consumption for the next calendar year</text:p>
        </text:list-item>
        <text:list-item>
          <text:p text:style-name="P4">forecast_discount_energy = forecasted value of current discount</text:p>
        </text:list-item>
        <text:list-item>
          <text:p text:style-name="P4">forecast_meter_rent_12m = forecasted bill of meter rental for the next 2 months</text:p>
        </text:list-item>
        <text:list-item>
          <text:p text:style-name="P4">forecast_price_energy_off_peak = forecasted energy price for 1st period (off peak)</text:p>
        </text:list-item>
        <text:list-item>
          <text:p text:style-name="P4">forecast_price_energy_peak = forecasted energy price for 2nd period (peak)</text:p>
        </text:list-item>
        <text:list-item>
          <text:p text:style-name="P4">forecast_price_pow_off_peak = forecasted power price for 1st period (off peak)</text:p>
          <text:p text:style-name="P4"/>
        </text:list-item>
        <text:list-item>
          <text:p text:style-name="P4">has_gas = indicated if client is also a gas client</text:p>
        </text:list-item>
        <text:list-item>
          <text:p text:style-name="P4">imp_cons = current paid consumption</text:p>
        </text:list-item>
        <text:list-item>
          <text:p text:style-name="P4">margin_gross_pow_ele = gross margin on power subscription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4"><text:s text:c="7"/>* <text:span text:style-name="T6">percentage ratio of revenue you keep for each sale after all costs are deducted.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">margin_net_pow_ele = net margin on power subscription</text:p>
          <text:p text:style-name="P4"><text:s text:c="7"/>* <text:span text:style-name="T3">is this our net margin ??? </text:span></text:p>
          <text:p text:style-name="P4"/>
        </text:list-item>
        <text:list-item>
          <text:p text:style-name="P4">nb_prod_act = number of active products and services</text:p>
          <text:p text:style-name="P4"><text:s text:c="7"/><text:span text:style-name="T2">* </text:span><text:span text:style-name="T3">of our products that he use or his products in general ???</text:span></text:p>
        </text:list-item>
        <text:list-item>
          <text:p text:style-name="P4">net_margin = total net margin</text:p>
          <text:p text:style-name="P8"><text:s text:c="7"/>* <text:span text:style-name="T7">same as above</text:span></text:p>
        </text:list-item>
        <text:list-item>
          <text:p text:style-name="P4">num_years_antig = antiquity of the client (in number of years)</text:p>
          <text:p text:style-name="P4"><text:s text:c="8"/>* <text:span text:style-name="T7">including the years he spent in our company or just the future ???</text:span></text:p>
        </text:list-item>
        <text:list-item>
          <text:p text:style-name="P4">origin_up = code of the electricity campaign the customer first subscribed to</text:p>
        </text:list-item>
        <text:list-item>
          <text:p text:style-name="P4">pow_max = subscribed power</text:p>
          <text:p text:style-name="P6"/>
        </text:list-item>
        <text:list-item>
          <text:p text:style-name="P4">churn = has the client churned over the next 3 months</text:p>
          <text:p text:style-name="P4"><text:s text:c="3"/><text:span text:style-name="T2">* <text:s/></text:span><text:span text:style-name="T4">what does the numeric means</text:span></text:p>
        </text:list-item>
      </text:list>
      <text:p text:style-name="normal"/>
      <text:p text:style-name="P3">price_data.csv</text:p>
      <text:p text:style-name="P1"/>
      <text:list xml:id="list232457572612804" text:continue-numbering="true" text:style-name="WWNum1">
        <text:list-item>
          <text:p text:style-name="P4">id = client company identifier</text:p>
        </text:list-item>
        <text:list-item>
          <text:p text:style-name="P4"><text:soft-page-break/>price_date = reference date</text:p>
        </text:list-item>
        <text:list-item>
          <text:p text:style-name="P4">price_off_peak_var = price of energy for the 1st period (off peak)</text:p>
        </text:list-item>
        <text:list-item>
          <text:p text:style-name="P4">price_peak_var = price of energy for the 2nd period (peak)</text:p>
        </text:list-item>
        <text:list-item>
          <text:p text:style-name="P4">price_mid_peak_var = price of energy for the 3rd period (mid peak)</text:p>
        </text:list-item>
        <text:list-item>
          <text:p text:style-name="P4">price_off_peak_fix = price of power for the 1st period (off peak)</text:p>
        </text:list-item>
        <text:list-item>
          <text:p text:style-name="P4">price_peak_fix = price of power for the 2nd period (peak)</text:p>
        </text:list-item>
        <text:list-item>
          <text:p text:style-name="P4">price_mid_peak_fix = price of power for the 3rd period (mid peak)</text:p>
        </text:list-item>
      </text:list>
      <text:p text:style-name="normal"/>
      <text:p text:style-name="normal">Note: some fields are hashed text strings. This preserves the privacy of the original data but the commercial meaning is retained and so they may have predictive powe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30T23:24:55.540161391</dc:date>
    <meta:editing-duration>PT1H23M1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49" meta:word-count="435" meta:character-count="2522" meta:non-whitespace-character-count="2135"/>
  </office:meta>
</office:document-meta>
</file>